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Rajdhani" svg:font-family="Rajdhani, Poppins, Roboto, Arial, sans-serif"/>
    <style:font-face style:name="FreeSans1" svg:font-family="FreeSans" style:font-family-generic="swiss"/>
    <style:font-face style:name="OpenSans" svg:font-family="Open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7.4806in" style:rel-column-width="65535*"/>
    </style:style>
    <style:style style:name="Table6.A1" style:family="table-cell">
      <style:table-cell-properties style:writing-mode="page"/>
    </style:style>
    <style:style style:name="Table-worker" style:family="table">
      <style:table-properties style:width="7.5in" fo:margin-left="0in" table:align="left" fo:background-color="transparent">
        <style:background-image/>
      </style:table-properties>
    </style:style>
    <style:style style:name="Table-worker.A" style:family="table-column">
      <style:table-column-properties style:column-width="7.5in"/>
    </style:style>
    <style:style style:name="Table-worker.1" style:family="table-row">
      <style:table-row-properties fo:background-color="transparent">
        <style:background-image/>
      </style:table-row-properties>
    </style:style>
    <style:style style:name="Table-worker.A1" style:family="table-cell">
      <style:table-cell-properties fo:background-color="#f8f8f8" fo:padding="0.0382in" fo:border-left="none" fo:border-right="none" fo:border-top="0.05pt solid #999999" fo:border-bottom="0.05pt solid #999999" style:writing-mode="page">
        <style:background-image/>
      </style:table-cell-properties>
    </style:style>
    <style:style style:name="Table-worker.2" style:family="table-row">
      <style:table-row-properties style:min-row-height="0.2549in"/>
    </style:style>
    <style:style style:name="Table-worker.A2" style:family="table-cell">
      <style:table-cell-properties fo:padding="0.0382in" fo:border-left="none" fo:border-right="none" fo:border-top="none" fo:border-bottom="0.05pt solid #999999" style:writing-mode="page"/>
    </style:style>
    <style:style style:name="Table-worker" style:family="table">
      <style:table-properties style:width="7.5in" fo:margin-left="0in" table:align="left" fo:background-color="transparent">
        <style:background-image/>
      </style:table-properties>
    </style:style>
    <style:style style:name="Table-worker.A" style:family="table-column">
      <style:table-column-properties style:column-width="7.5in"/>
    </style:style>
    <style:style style:name="Table-worker.1" style:family="table-row">
      <style:table-row-properties fo:background-color="transparent">
        <style:background-image/>
      </style:table-row-properties>
    </style:style>
    <style:style style:name="Table-worker.A1" style:family="table-cell">
      <style:table-cell-properties fo:background-color="#f8f8f8" fo:padding="0.0382in" fo:border-left="none" fo:border-right="none" fo:border-top="0.05pt solid #999999" fo:border-bottom="0.05pt solid #999999" style:writing-mode="page">
        <style:background-image/>
      </style:table-cell-properties>
    </style:style>
    <style:style style:name="Table-worker.2" style:family="table-row">
      <style:table-row-properties style:min-row-height="0.2549in"/>
    </style:style>
    <style:style style:name="Table-worker.A2" style:family="table-cell">
      <style:table-cell-properties fo:padding="0.0382in" fo:border-left="none" fo:border-right="none" fo:border-top="none" fo:border-bottom="0.05pt solid #999999" style:writing-mode="page"/>
    </style:style>
    <style:style style:name="Table-input" style:family="table">
      <style:table-properties style:width="7.4806in" table:align="margins" fo:background-color="transparent">
        <style:background-image/>
      </style:table-properties>
    </style:style>
    <style:style style:name="Table-input.A" style:family="table-column">
      <style:table-column-properties style:column-width="2.4938in" style:rel-column-width="21845*"/>
    </style:style>
    <style:style style:name="Table-input.1" style:family="table-row">
      <style:table-row-properties fo:background-color="transparent">
        <style:background-image/>
      </style:table-row-properties>
    </style:style>
    <style:style style:name="Table-input.A1" style:family="table-cell">
      <style:table-cell-properties fo:background-color="#f8f8f8" fo:padding="0.0201in" fo:border-left="none" fo:border-right="none" fo:border-top="0.05pt solid #999999" fo:border-bottom="0.05pt solid #999999" style:writing-mode="page">
        <style:background-image/>
      </style:table-cell-properties>
    </style:style>
    <style:style style:name="Table-input.A2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B2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C2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3" style:family="table-row">
      <style:table-row-properties style:min-row-height="0.259in"/>
    </style:style>
    <style:style style:name="Table-input.A3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B3" style:family="table-cell">
      <style:table-cell-properties fo:padding="0.0201in" fo:border-left="none" fo:border-right="none" fo:border-top="none" fo:border-bottom="0.05pt solid #999999" style:writing-mode="page"/>
    </style:style>
    <style:style style:name="Table-input.C3" style:family="table-cell">
      <style:table-cell-properties fo:padding="0.0201in" fo:border-left="none" fo:border-right="none" fo:border-top="none" fo:border-bottom="0.05pt solid #999999" style:writing-mode="page"/>
    </style:style>
    <style:style style:name="Table-tools" style:family="table">
      <style:table-properties style:width="7.4806in" table:align="margins" fo:background-color="transparent">
        <style:background-image/>
      </style:table-properties>
    </style:style>
    <style:style style:name="Table-tools.A" style:family="table-column">
      <style:table-column-properties style:column-width="3.7403in" style:rel-column-width="32767*"/>
    </style:style>
    <style:style style:name="Table-tools.B" style:family="table-column">
      <style:table-column-properties style:column-width="3.7403in" style:rel-column-width="32768*"/>
    </style:style>
    <style:style style:name="Table-tools.1" style:family="table-row">
      <style:table-row-properties fo:background-color="transparent">
        <style:background-image/>
      </style:table-row-properties>
    </style:style>
    <style:style style:name="Table-tools.A1" style:family="table-cell">
      <style:table-cell-properties fo:background-color="#f8f8f8" fo:padding="0.0201in" fo:border-left="none" fo:border-right="none" fo:border-top="0.05pt solid #999999" fo:border-bottom="0.05pt solid #999999" style:writing-mode="page">
        <style:background-image/>
      </style:table-cell-properties>
    </style:style>
    <style:style style:name="Table-tools.A2" style:family="table-cell">
      <style:table-cell-properties fo:padding="0.0201in" fo:border-left="none" fo:border-right="none" fo:border-top="none" fo:border-bottom="0.05pt solid #999999" style:writing-mode="page"/>
    </style:style>
    <style:style style:name="Table-tools.B2" style:family="table-cell">
      <style:table-cell-properties fo:padding="0.0201in" fo:border-left="none" fo:border-right="none" fo:border-top="none" fo:border-bottom="0.05pt solid #999999" style:writing-mode="page"/>
    </style:style>
    <style:style style:name="Table-tools.3" style:family="table-row">
      <style:table-row-properties style:min-row-height="0.259in"/>
    </style:style>
    <style:style style:name="Table-tools.A3" style:family="table-cell">
      <style:table-cell-properties fo:padding="0.0201in" fo:border-left="none" fo:border-right="none" fo:border-top="none" fo:border-bottom="0.05pt solid #999999" style:writing-mode="page"/>
    </style:style>
    <style:style style:name="Table-tools.B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" style:family="table">
      <style:table-properties style:width="7.4847in" fo:margin-left="0in" table:align="left" fo:background-color="transparent">
        <style:background-image/>
      </style:table-properties>
    </style:style>
    <style:style style:name="Table-target.A" style:family="table-column">
      <style:table-column-properties style:column-width="2.1299in"/>
    </style:style>
    <style:style style:name="Table-target.B" style:family="table-column">
      <style:table-column-properties style:column-width="1.3118in"/>
    </style:style>
    <style:style style:name="Table-target.C" style:family="table-column">
      <style:table-column-properties style:column-width="1.25in"/>
    </style:style>
    <style:style style:name="Table-target.D" style:family="table-column">
      <style:table-column-properties style:column-width="1.0028in"/>
    </style:style>
    <style:style style:name="Table-target.E" style:family="table-column">
      <style:table-column-properties style:column-width="1.7903in"/>
    </style:style>
    <style:style style:name="Table-target.1" style:family="table-row">
      <style:table-row-properties style:min-row-height="0.25in" fo:background-color="transparent">
        <style:background-image/>
      </style:table-row-properties>
    </style:style>
    <style:style style:name="Table-target.A1" style:family="table-cell">
      <style:table-cell-properties fo:background-color="#f8f8f8" fo:padding="0.0201in" fo:border-left="none" fo:border-right="none" fo:border-top="0.05pt solid #999999" fo:border-bottom="0.05pt solid #999999" style:writing-mode="page">
        <style:background-image/>
      </style:table-cell-properties>
    </style:style>
    <style:style style:name="Table-target.2" style:family="table-row">
      <style:table-row-properties style:min-row-height="0.25in"/>
    </style:style>
    <style:style style:name="Table-target.A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B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C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D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E2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3" style:family="table-row">
      <style:table-row-properties style:min-row-height="0.2563in" fo:background-color="transparent">
        <style:background-image/>
      </style:table-row-properties>
    </style:style>
    <style:style style:name="Table-target.A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B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C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D3" style:family="table-cell">
      <style:table-cell-properties fo:padding="0.0201in" fo:border-left="none" fo:border-right="none" fo:border-top="none" fo:border-bottom="0.05pt solid #999999" style:writing-mode="page"/>
    </style:style>
    <style:style style:name="Table-target.E3" style:family="table-cell">
      <style:table-cell-properties fo:padding="0.0201in" fo:border-left="none" fo:border-right="none" fo:border-top="none" fo:border-bottom="0.05pt solid #999999" style:writing-mode="page"/>
    </style:style>
    <style:style style:name="Table2" style:family="table">
      <style:table-properties style:width="7.4806in" table:align="margins" fo:background-color="transparent">
        <style:background-image/>
      </style:table-properties>
    </style:style>
    <style:style style:name="Table2.A" style:family="table-column">
      <style:table-column-properties style:column-width="7.4806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8f8f8" fo:padding="0.0201in" fo:border-left="none" fo:border-right="none" fo:border-top="0.05pt solid #999999" fo:border-bottom="0.05pt solid #999999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officeooo:rsid="00bd516c" officeooo:paragraph-rsid="00409218"/>
    </style:style>
    <style:style style:name="P3" style:family="paragraph" style:parent-style-name="Table_20_Heading">
      <style:paragraph-properties fo:text-align="center" style:justify-single-word="false"/>
      <style:text-properties fo:font-size="12pt" officeooo:rsid="00d760d4" officeooo:paragraph-rsid="00d484d3" style:font-size-asian="12pt" style:font-size-complex="12pt"/>
    </style:style>
    <style:style style:name="P4" style:family="paragraph" style:parent-style-name="Lato">
      <style:text-properties fo:font-size="12pt" style:font-size-asian="12pt" style:font-size-complex="12pt"/>
    </style:style>
    <style:style style:name="P5" style:family="paragraph" style:parent-style-name="Lato">
      <style:text-properties fo:font-size="12pt" officeooo:paragraph-rsid="01021705" style:font-size-asian="12pt" style:font-size-complex="12pt"/>
    </style:style>
    <style:style style:name="P6" style:family="paragraph" style:parent-style-name="Lato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Lato"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Lato">
      <style:text-properties fo:color="#3465a4" fo:font-size="11pt" style:font-size-asian="11pt" style:font-size-complex="11pt"/>
    </style:style>
    <style:style style:name="P9" style:family="paragraph" style:parent-style-name="Lato">
      <style:paragraph-properties fo:line-height="100%" fo:text-align="start" style:justify-single-word="false"/>
      <style:text-properties fo:color="#3465a4" fo:font-size="11pt" style:font-size-asian="11pt" style:font-size-complex="11pt"/>
    </style:style>
    <style:style style:name="P10" style:family="paragraph" style:parent-style-name="Lato">
      <style:text-properties fo:font-size="13pt" style:font-size-asian="13pt" style:font-size-complex="13pt"/>
    </style:style>
    <style:style style:name="P11" style:family="paragraph" style:parent-style-name="Lato">
      <style:text-properties fo:color="#4e102d" fo:font-size="12pt" fo:font-weight="normal" style:font-size-asian="12pt" style:font-weight-asian="normal" style:font-size-complex="12pt" style:font-weight-complex="normal"/>
    </style:style>
    <style:style style:name="P12" style:family="paragraph" style:parent-style-name="Lato">
      <style:text-properties fo:color="#4e102d" fo:font-size="12pt" fo:font-weight="normal" officeooo:rsid="010a148d" officeooo:paragraph-rsid="010a148d" style:font-size-asian="12pt" style:font-weight-asian="normal" style:font-size-complex="12pt" style:font-weight-complex="normal"/>
    </style:style>
    <style:style style:name="P13" style:family="paragraph" style:parent-style-name="Lato">
      <style:text-properties fo:color="#4e102d" fo:font-size="12pt" style:font-size-asian="12pt" style:font-size-complex="12pt"/>
    </style:style>
    <style:style style:name="P14" style:family="paragraph" style:parent-style-name="Lato">
      <style:paragraph-properties fo:line-height="100%" fo:text-align="start" style:justify-single-word="false"/>
      <style:text-properties fo:font-size="11pt" officeooo:rsid="011bee78" officeooo:paragraph-rsid="011bee7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" style:family="paragraph" style:parent-style-name="Lato">
      <style:text-properties fo:font-size="11pt" style:font-size-asian="11pt" style:font-size-complex="11pt"/>
    </style:style>
    <style:style style:name="P16" style:family="paragraph" style:parent-style-name="Lato">
      <style:paragraph-properties fo:line-height="100%" fo:text-align="start" style:justify-single-word="false"/>
      <style:text-properties fo:font-size="11pt" style:font-size-asian="11pt" style:font-size-complex="11pt"/>
    </style:style>
    <style:style style:name="P17" style:family="paragraph" style:parent-style-name="Lato">
      <style:text-properties fo:font-size="11pt" officeooo:rsid="00f643cf" officeooo:paragraph-rsid="00f643cf" style:font-size-asian="11pt" style:font-size-complex="11pt"/>
    </style:style>
    <style:style style:name="P18" style:family="paragraph" style:parent-style-name="Lato">
      <style:paragraph-properties fo:line-height="100%" fo:text-align="start" style:justify-single-word="false"/>
      <style:text-properties officeooo:rsid="011afc4c" officeooo:paragraph-rsid="011afc4c"/>
    </style:style>
    <style:style style:name="P19" style:family="paragraph" style:parent-style-name="Lato">
      <style:paragraph-properties fo:line-height="100%" fo:text-align="start" style:justify-single-word="false"/>
      <style:text-properties officeooo:rsid="011e0ec5" officeooo:paragraph-rsid="011e0ec5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Open Sans" fo:font-size="8pt" fo:font-style="italic" officeooo:rsid="01086100" officeooo:paragraph-rsid="01086100" style:font-size-asian="8pt" style:font-style-asian="italic" style:font-size-complex="8pt" style:font-style-complex="italic"/>
    </style:style>
    <style:style style:name="P23" style:family="paragraph" style:parent-style-name="Standard">
      <style:text-properties officeooo:rsid="00afdc66" officeooo:paragraph-rsid="00d484d3"/>
    </style:style>
    <style:style style:name="P24" style:family="paragraph" style:parent-style-name="Standard">
      <style:text-properties officeooo:rsid="00afdc66" officeooo:paragraph-rsid="00d6436c"/>
    </style:style>
    <style:style style:name="P25" style:family="paragraph" style:parent-style-name="Standard">
      <style:text-properties officeooo:paragraph-rsid="00dadb17"/>
    </style:style>
    <style:style style:name="P26" style:family="paragraph" style:parent-style-name="Standard">
      <style:text-properties officeooo:rsid="0069c780" officeooo:paragraph-rsid="00d6436c"/>
    </style:style>
    <style:style style:name="P27" style:family="paragraph" style:parent-style-name="Standard">
      <style:text-properties officeooo:rsid="0069c780" officeooo:paragraph-rsid="00fee6f4"/>
    </style:style>
    <style:style style:name="P28" style:family="paragraph" style:parent-style-name="Standard">
      <style:text-properties officeooo:rsid="00dc09e0" officeooo:paragraph-rsid="00dc09e0"/>
    </style:style>
    <style:style style:name="P29" style:family="paragraph" style:parent-style-name="Standard">
      <style:text-properties officeooo:paragraph-rsid="00f0b95f"/>
    </style:style>
    <style:style style:name="P30" style:family="paragraph" style:parent-style-name="Standard">
      <style:text-properties officeooo:rsid="00fee6f4" officeooo:paragraph-rsid="00fee6f4"/>
    </style:style>
    <style:style style:name="P31" style:family="paragraph" style:parent-style-name="Standard">
      <style:paragraph-properties fo:text-align="center" style:justify-single-word="false"/>
      <style:text-properties fo:font-size="12pt" officeooo:paragraph-rsid="01032efa" style:font-size-asian="12pt" style:font-size-complex="12pt"/>
    </style:style>
    <style:style style:name="P32" style:family="paragraph" style:parent-style-name="Standard">
      <style:text-properties fo:color="#4e102d" fo:font-size="12pt" fo:font-weight="normal" officeooo:rsid="010a148d" officeooo:paragraph-rsid="010a148d" style:font-size-asian="12pt" style:font-weight-asian="normal" style:font-size-complex="12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Lato" fo:font-size="11pt" style:font-size-asian="11pt" style:font-size-complex="11pt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Lato" fo:font-size="22pt" style:font-size-asian="22pt" style:font-size-complex="22pt"/>
    </style:style>
    <style:style style:name="T1" style:family="text">
      <style:text-properties officeooo:rsid="00d6436c"/>
    </style:style>
    <style:style style:name="T2" style:family="text">
      <style:text-properties officeooo:rsid="00d8a8b3"/>
    </style:style>
    <style:style style:name="T3" style:family="text">
      <style:text-properties officeooo:rsid="00afdc66"/>
    </style:style>
    <style:style style:name="T4" style:family="text">
      <style:text-properties fo:color="#3465a4" fo:font-size="11pt" style:font-size-asian="11pt" style:font-size-complex="11pt"/>
    </style:style>
    <style:style style:name="T5" style:family="text">
      <style:text-properties fo:color="#3465a4" fo:font-size="11pt" officeooo:rsid="01194d4f" style:font-size-asian="11pt" style:font-size-complex="11pt"/>
    </style:style>
    <style:style style:name="T6" style:family="text">
      <style:text-properties officeooo:rsid="00fe0ee6"/>
    </style:style>
    <style:style style:name="T7" style:family="text">
      <style:text-properties officeooo:rsid="010a148d"/>
    </style:style>
    <style:style style:name="T8" style:family="text">
      <style:text-properties officeooo:rsid="01175570"/>
    </style:style>
    <style:style style:name="T9" style:family="text">
      <style:text-properties officeooo:rsid="0117fa5d"/>
    </style:style>
    <style:style style:name="T10" style:family="text">
      <style:text-properties officeooo:rsid="01194d4f"/>
    </style:style>
    <style:style style:name="T11" style:family="text">
      <style:text-properties fo:font-size="11p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2" style:family="text">
      <style:text-properties fo:font-size="11pt" officeooo:rsid="00d6436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3" style:family="text">
      <style:text-properties fo:font-size="11pt" officeooo:rsid="01194d4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4" style:family="text">
      <style:text-properties style:font-name="Lato" fo:font-size="11pt" style:font-size-asian="11pt" style:font-size-complex="11pt"/>
    </style:style>
    <style:style style:name="T15" style:family="text">
      <style:text-properties style:font-name="Lato"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width="0in" svg:stroke-color="#4e102d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paragraph" draw:z-index="3" draw:name="Shape4" draw:style-name="gr1" draw:text-style-name="P33" svg:x1="7.3602in" svg:y1="0.1402in" svg:x2="0.0402in" svg:y2="0.1402in"><text:p/></draw:line></text:p>
      <text:p text:style-name="P23"/>
      <text:p text:style-name="P10">Référence : [INTERV_NAME]</text:p>
      <text:p text:style-name="P10"/>
      <table:table table:name="Table6" table:style-name="Table6">
        <table:table-column table:style-name="Table6.A"/>
        <table:table-header-rows>
          <table:table-row table:style-name="TableLine93910476470496">
            <table:table-cell table:style-name="Table6.A1" office:value-type="string">
              <table:table table:name="Table-worker" table:style-name="Table-worker">
                <table:table-column table:style-name="Table-worker.A"/>
                <table:table-row table:style-name="Table-worker.1">
                  <table:table-cell table:style-name="Table-worker.A1" office:value-type="string">
                    <text:p text:style-name="P11">OPÉRATEUR<text:span text:style-name="T7">(S)</text:span></text:p>
                  </table:table-cell>
                </table:table-row>
                <table:table-row table:style-name="Table-worker.2">
                  <table:table-cell table:style-name="Table-worker.A2" office:value-type="string">
                    <text:p text:style-name="P15">[WORKER_NAME]</text:p>
                  </table:table-cell>
                </table:table-row>
              </table:table>
              <text:p text:style-name="P3"/>
            </table:table-cell>
          </table:table-row>
        </table:table-header-rows>
      </table:table>
      <text:p text:style-name="P23"/>
      <table:table table:name="Table-target" table:style-name="Table-target">
        <table:table-column table:style-name="Table-target.A"/>
        <table:table-column table:style-name="Table-target.B"/>
        <table:table-column table:style-name="Table-target.C"/>
        <table:table-column table:style-name="Table-target.D"/>
        <table:table-column table:style-name="Table-target.E"/>
        <table:table-header-rows>
          <table:table-row table:style-name="Table-target.1">
            <table:table-cell table:style-name="Table-target.A1" table:number-columns-spanned="5" office:value-type="string">
              <text:p text:style-name="P32">CIBLE(S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-target.2">
            <table:table-cell table:style-name="Table-target.A2" office:value-type="string">
              <text:p text:style-name="P6">Nom</text:p>
            </table:table-cell>
            <table:table-cell table:style-name="Table-target.B2" office:value-type="string">
              <text:p text:style-name="P6">Type</text:p>
            </table:table-cell>
            <table:table-cell table:style-name="Table-target.C2" office:value-type="string">
              <text:p text:style-name="P6">Superficie <text:span text:style-name="T8">(ha)</text:span></text:p>
            </table:table-cell>
            <table:table-cell table:style-name="Table-target.D2" office:value-type="string">
              <text:p text:style-name="P6">% <text:span text:style-name="T10">tr</text:span><text:span text:style-name="T1">availlé</text:span></text:p>
            </table:table-cell>
            <table:table-cell table:style-name="Table-target.E2" office:value-type="string">
              <text:p text:style-name="P6">Superficie travaillée <text:span text:style-name="T9">(ha)</text:span></text:p>
            </table:table-cell>
          </table:table-row>
        </table:table-header-rows>
        <table:table-row table:style-name="Table-target.3">
          <table:table-cell table:style-name="Table-target.A3" office:value-type="string">
            <text:p text:style-name="P18"><text:span text:style-name="T4">[TAR_NAME]</text:span></text:p>
          </table:table-cell>
          <table:table-cell table:style-name="Table-target.B3" office:value-type="string">
            <text:p text:style-name="P19"><text:span text:style-name="T11">[TAR_TYPE]</text:span></text:p>
          </table:table-cell>
          <table:table-cell table:style-name="Table-target.C3" office:value-type="string">
            <text:p text:style-name="P14">[TAR_AREA]</text:p>
          </table:table-cell>
          <table:table-cell table:style-name="Table-target.D3" office:value-type="string">
            <text:p text:style-name="P14">[TAR_PCT]</text:p>
          </table:table-cell>
          <table:table-cell table:style-name="Table-target.E3" office:value-type="string">
            <text:p text:style-name="P14">[TAR_W_AREA]</text:p>
          </table:table-cell>
        </table:table-row>
      </table:table>
      <text:p text:style-name="P25"><text:span text:style-name="T3"><text:tab/><text:tab/><text:tab/><text:tab/><text:tab/><text:tab/><text:tab/><text:tab/><text:tab/><text:tab/> <text:s text:c="14"/></text:span></text:p>
      <text:p text:style-name="P29"><text:span text:style-name="T2"><text:tab/><text:tab/><text:tab/><text:tab/><text:tab/><text:tab/><text:tab/><text:tab/><text:tab/><text:tab/><text:tab/> <text:s text:c="12"/>Total : </text:span><text:span text:style-name="T6">[AREA]</text:span></text:p>
      <text:p text:style-name="P25"/>
      <table:table table:name="Table-input" table:style-name="Table-input">
        <table:table-column table:style-name="Table-input.A" table:number-columns-repeated="3"/>
        <table:table-header-rows>
          <table:table-row table:style-name="Table-input.1">
            <table:table-cell table:style-name="Table-input.A1" table:number-columns-spanned="3" office:value-type="string">
              <text:p text:style-name="P12">PRODUIT(S)</text:p>
            </table:table-cell>
            <table:covered-table-cell/>
            <table:covered-table-cell/>
          </table:table-row>
          <table:table-row table:style-name="TableLine93910497485824">
            <table:table-cell table:style-name="Table-input.A2" office:value-type="string">
              <text:p text:style-name="P6">Nom</text:p>
            </table:table-cell>
            <table:table-cell table:style-name="Table-input.B2" office:value-type="string">
              <text:p text:style-name="P6">Dose</text:p>
            </table:table-cell>
            <table:table-cell table:style-name="Table-input.C2" office:value-type="string">
              <text:p text:style-name="P6">Quantité</text:p>
            </table:table-cell>
          </table:table-row>
        </table:table-header-rows>
        <table:table-row table:style-name="Table-input.3">
          <table:table-cell table:style-name="Table-input.A3" office:value-type="string">
            <text:p text:style-name="P9">[INPUT_NAME]</text:p>
          </table:table-cell>
          <table:table-cell table:style-name="Table-input.B3" office:value-type="string">
            <text:p text:style-name="P16">[INPUT_RATE]</text:p>
          </table:table-cell>
          <table:table-cell table:style-name="Table-input.C3" office:value-type="string">
            <text:p text:style-name="P16">[INPUT_QUANTITY]</text:p>
          </table:table-cell>
        </table:table-row>
      </table:table>
      <text:p text:style-name="P24"/>
      <text:p text:style-name="P24"/>
      <table:table table:name="Table-tools" table:style-name="Table-tools">
        <table:table-column table:style-name="Table-tools.A"/>
        <table:table-column table:style-name="Table-tools.B"/>
        <table:table-header-rows>
          <table:table-row table:style-name="Table-tools.1">
            <table:table-cell table:style-name="Table-tools.A1" table:number-columns-spanned="2" office:value-type="string">
              <text:p text:style-name="P13">ÉQUIPEMENT(S)</text:p>
            </table:table-cell>
            <table:covered-table-cell/>
          </table:table-row>
          <table:table-row table:style-name="TableLine93910506826672">
            <table:table-cell table:style-name="Table-tools.A2" office:value-type="string">
              <text:p text:style-name="P7">Nom</text:p>
            </table:table-cell>
            <table:table-cell table:style-name="Table-tools.B2" office:value-type="string">
              <text:p text:style-name="P7">Type</text:p>
            </table:table-cell>
          </table:table-row>
        </table:table-header-rows>
        <table:table-row table:style-name="Table-tools.3">
          <table:table-cell table:style-name="Table-tools.A3" office:value-type="string">
            <text:p text:style-name="P8">[TOOL_NAME]</text:p>
          </table:table-cell>
          <table:table-cell table:style-name="Table-tools.B3" office:value-type="string">
            <text:p text:style-name="P17">[TOOL_NATURE]</text:p>
          </table:table-cell>
        </table:table-row>
      </table:table>
      <text:p text:style-name="P26"/>
      <text:p text:style-name="P27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2">DESCRIPTION</text:p>
            </table:table-cell>
          </table:table-row>
        </table:table-header-rows>
      </table:table>
      <text:p text:style-name="P30"/>
      <text:p text:style-name="P4">[INTERV_DESC]</text:p>
      <text:p text:style-name="P28"/>
      <text:p text:style-name="P28"/>
      <text:p text:style-name="P5">Signature de l’intervenant : <text:s text:c="74"/>Observation :</text:p>
      <text:p text:style-name="P5"/>
      <text:p text:style-name="P5"/>
      <text:p text:style-name="P31"><draw:line text:anchor-type="paragraph" draw:z-index="4" draw:name="Shape4_0" draw:style-name="gr1" draw:text-style-name="P33" svg:x1="7.3909in" svg:y1="3.0409in" svg:x2="0.0709in" svg:y2="3.0409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Rajdhani" svg:font-family="Rajdhani, Poppins, Roboto, Arial, sans-serif"/>
    <style:font-face style:name="FreeSans1" svg:font-family="FreeSans" style:font-family-generic="swiss"/>
    <style:font-face style:name="OpenSans" svg:font-family="Open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Lato" style:family="paragraph" style:parent-style-name="Table_20_Contents">
      <style:text-properties fo:font-size="10pt" style:font-size-asian="10pt" style:font-size-complex="10pt"/>
    </style:style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7.4806in" style:rel-column-width="65535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style:font-name="Lato" fo:font-size="22pt" style:font-size-asian="22pt" style:font-size-complex="22pt"/>
    </style:style>
    <style:style style:name="MP4" style:family="paragraph">
      <loext:graphic-properties draw:fill="none" draw:fill-color="#ffffff"/>
      <style:paragraph-properties fo:text-align="center" style:writing-mode="lr-tb"/>
      <style:text-properties style:font-name="Lato" fo:font-size="11pt" style:font-size-asian="11pt" style:font-size-complex="11pt"/>
    </style:style>
    <style:style style:name="MP5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MP6" style:family="paragraph" style:parent-style-name="Standard">
      <style:paragraph-properties fo:text-align="center" style:justify-single-word="false"/>
      <style:text-properties fo:font-size="12pt" officeooo:paragraph-rsid="01032efa" style:font-size-asian="12pt" style:font-size-complex="12pt"/>
    </style:style>
    <style:style style:name="MP7" style:family="paragraph" style:parent-style-name="Standard">
      <style:paragraph-properties fo:text-align="center" style:justify-single-word="false"/>
      <style:text-properties style:font-name="Open Sans" fo:font-size="8pt" fo:font-style="italic" officeooo:rsid="01086100" officeooo:paragraph-rsid="01086100" style:font-size-asian="8pt" style:font-style-asian="italic" style:font-size-complex="8pt" style:font-style-complex="italic"/>
    </style:style>
    <style:style style:name="MP8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1032efa" style:font-size-asian="8pt" style:font-style-asian="italic" style:font-size-complex="8pt" style:font-style-complex="italic"/>
    </style:style>
    <style:style style:name="MT1" style:family="text">
      <style:text-properties style:font-name="Lato" fo:font-size="22pt" style:font-size-asian="22pt" style:font-size-complex="22pt"/>
    </style:style>
    <style:style style:name="MT2" style:family="text">
      <style:text-properties style:font-name="Lato" fo:font-size="11pt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1" draw:name="Shape1" draw:style-name="Mgr1" draw:text-style-name="MP3" svg:width="7.4169in" svg:height="0.3823in" svg:x="0.0319in" svg:y="-0.1118in"><draw:text-box><text:p text:style-name="MP2"><text:span text:style-name="MT1">Fiche </text:span><text:span text:style-name="MT1">d’interventi</text:span><text:span text:style-name="MT1">on</text:span></text:p></draw:text-box></draw:frame><draw:frame text:anchor-type="paragraph" draw:z-index="2" draw:name="Shape2" draw:style-name="Mgr2" draw:text-style-name="MP4" svg:width="1.6598in" svg:height="0.2921in" svg:x="5.7472in" svg:y="0.0134in"><draw:text-box><text:p text:style-name="MP2"><text:span text:style-name="MT2">[INTERV_DATE]</text:span></text:p></draw:text-box></draw:frame><draw:frame draw:style-name="Mfr1" draw:name="Image7" text:anchor-type="char" svg:x="0.0319in" svg:y="-0.1118in" svg:width="0.3874in" svg:height="0.3874in" draw:z-index="0"><draw:image xlink:href="Pictures/10000201000001E0000001E0CB9C3B97E450A439.png" xlink:type="simple" xlink:show="embed" xlink:actuate="onLoad" loext:mime-type="image/png"/></draw:frame></text:p>
      </style:header>
      <style:footer>
        <text:p text:style-name="MP5"/>
        <table:table table:name="Table1" table:style-name="Table1">
          <table:table-column table:style-name="Table1.A"/>
          <table:table-row table:style-name="TableLine93910441496848">
            <table:table-cell office:value-type="string">
              <text:p text:style-name="MP7">[COMPANY_ADDRESS]</text:p>
              <text:p text:style-name="MP8"/>
              <text:p text:style-name="MP8"/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4-27T11:15:16.395042978</dc:date>
    <meta:editing-duration>PT8H38M12S</meta:editing-duration>
    <meta:editing-cycles>212</meta:editing-cycles>
    <meta:generator>LibreOffice/6.4.7.2$Linux_X86_64 LibreOffice_project/40$Build-2</meta:generator>
    <meta:document-statistic meta:table-count="7" meta:image-count="1" meta:object-count="0" meta:page-count="1" meta:paragraph-count="32" meta:word-count="44" meta:character-count="497" meta:non-whitespace-character-count="361"/>
  </office:meta>
</office:document-meta>
</file>